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pected 3×3 char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pected 2×3 char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30">00.00.0000</text:date>, <text:time style:data-style-name="N2" text:time-value="14:35:02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 First My Last</meta:initial-creator>
    <meta:creation-date>2017-11-27T17:49:58.047000000</meta:creation-date>
    <dc:date>2017-11-30T14:35:50.052000000</dc:date>
    <dc:creator>My First My Last</dc:creator>
    <meta:editing-duration>PT6M18S</meta:editing-duration>
    <meta:editing-cycles>2</meta:editing-cycles>
    <meta:generator>LibreOffice/5.4.0.3$Windows_x86 LibreOffice_project/7556cbc6811c9d992f4064ab9287069087d7f62c</meta:generator>
    <meta:document-statistic meta:table-count="1" meta:cell-count="18" meta:object-count="0"/>
  </office:meta>
</office:document-meta>
</file>